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9540" officeooo:paragraph-rsid="00119540"/>
    </style:style>
    <style:style style:name="P2" style:family="paragraph" style:parent-style-name="Title">
      <style:text-properties officeooo:rsid="00119540" officeooo:paragraph-rsid="00119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ssure</text:p>
      <text:p text:style-name="P1">As altitude increases, pressure decreases</text:p>
      <text:p text:style-name="P1">as altitude decreases, pressure increases</text:p>
      <text:p text:style-name="P1">Volume and Pressure have an inverse relationship</text:p>
      <text:p text:style-name="P1">Pressure is formed by the particles of the gas hitting the side of its containe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2:02:27.091879123</meta:creation-date>
    <dc:date>2021-09-21T14:06:57.786765189</dc:date>
    <meta:editing-duration>PT1H24M9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5" meta:word-count="33" meta:character-count="218" meta:non-whitespace-character-count="190"/>
  </office:meta>
</office:document-meta>
</file>